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9.049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le-of-creation</text:p>
          </table:table-cell>
          <table:table-cell office:value-type="string">
            <text:p>The Temple of Creation</text:p>
          </table:table-cell>
          <table:table-cell office:value-type="string">
            <text:p>est encounter</text:p>
          </table:table-cell>
          <table:table-cell office:value-type="string">
            <text:p>defeat Slasul</text:p>
          </table:table-cell>
          <table:table-cell office:value-type="string">
            <text:p>Eldritch Pear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>
          <table:table-cell office:value-type="string">
            <text:p>sleeping-shadow</text:p>
          </table:table-cell>
          <table:table-cell table:number-columns-repeated="1023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instorm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leeping</text:p>
          </table:table-cell>
          <table:table-cell office:value-type="string">
            <text:p>Shadow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/>
          <table:table-cell office:value-type="string">
            <text:p>A sleeping innocent has been captured by orcs, torturing him during his sleep they split his mind to create a « shadow », a monster</text:p>
          </table:table-cell>
        </table:table-row>
        <table:table-row table:style-name="ro1">
          <table:table-cell office:value-type="string">
            <text:p>Quoi</text:p>
          </table:table-cell>
          <table:table-cell table:number-columns-repeated="2"/>
        </table:table-row>
        <table:table-row table:style-name="ro1">
          <table:table-cell office:value-type="string">
            <text:p>Ou</text:p>
          </table:table-cell>
          <table:table-cell/>
          <table:table-cell office:value-type="string">
            <text:p>crypt around rak'shor: random encoutner around the zone</text:p>
          </table:table-cell>
        </table:table-row>
        <table:table-row table:style-name="ro1">
          <table:table-cell office:value-type="string">
            <text:p>Quand</text:p>
          </table:table-cell>
          <table:table-cell/>
          <table:table-cell office:value-type="string">
            <text:p>some times ago</text:p>
          </table:table-cell>
        </table:table-row>
        <table:table-row table:style-name="ro1">
          <table:table-cell office:value-type="string">
            <text:p>Comment</text:p>
          </table:table-cell>
          <table:table-cell/>
          <table:table-cell office:value-type="string">
            <text:p>the magical splitting is necromantic</text:p>
          </table:table-cell>
        </table:table-row>
        <table:table-row table:style-name="ro1">
          <table:table-cell office:value-type="string">
            <text:p>Pourquoi</text:p>
          </table:table-cell>
          <table:table-cell/>
          <table:table-cell office:value-type="string">
            <text:p>Rak'Shor intend to create an army of shad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he player encounters shades, dispatches them, investigates the crypt.</text:p>
          </table:table-cell>
          <table:table-cell table:number-columns-repeated="2"/>
        </table:table-row>
        <table:table-row table:style-name="ro1">
          <table:table-cell office:value-type="string">
            <text:p>Upon arrival is confronted by an orc necromancer who puts him to sleep (no way to resist), the player then wakes up in a cell, with no equipment</text:p>
          </table:table-cell>
          <table:table-cell table:number-columns-repeated="2"/>
        </table:table-row>
        <table:table-row table:style-name="ro1">
          <table:table-cell office:value-type="string">
            <text:p>fighst his way through the guards, gets equipment back only to be confronted by his own shadow(a clone of himself with damage reduced)</text:p>
          </table:table-cell>
          <table:table-cell table:number-columns-repeated="2"/>
        </table:table-row>
        <table:table-row table:style-name="ro1">
          <table:table-cell office:value-type="string">
            <text:p>Later on he comes to the neromancer boss who lets 2 more shadow of the player enter the figh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05/11/2010</text:date>, <text:time>23:1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0-11-05T23:12:39</dc:date>
    <meta:editing-duration>PT52H12M38S</meta:editing-duration>
    <meta:editing-cycles>44</meta:editing-cycles>
    <meta:generator>OpenOffice.org/3.2$Unix OpenOffice.org_project/320m12$Build-9483</meta:generator>
    <dc:creator>Dark God</dc:creator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